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10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6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2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05136" calcext:value-type="float">
            <text:p>9.9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83870967742" calcext:value-type="float">
            <text:p>9.475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63035" calcext:value-type="float">
            <text:p>9.2863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8208" calcext:value-type="float">
            <text:p>9.33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3372" calcext:value-type="float">
            <text:p>9.4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24784" calcext:value-type="float">
            <text:p>9.21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39005" calcext:value-type="float">
            <text:p>10.6339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5997419355" calcext:value-type="float">
            <text:p>11.447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07065806452" calcext:value-type="float">
            <text:p>10.790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2109" calcext:value-type="float">
            <text:p>12.302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4996129032" calcext:value-type="float">
            <text:p>13.399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216516129" calcext:value-type="float">
            <text:p>11.675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55856" calcext:value-type="float">
            <text:p>10.0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65083870968" calcext:value-type="float">
            <text:p>10.28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50625" calcext:value-type="float">
            <text:p>10.9085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6048" calcext:value-type="float">
            <text:p>10.90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1322352941" calcext:value-type="float">
            <text:p>10.807132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9992" calcext:value-type="float">
            <text:p>9.16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263" calcext:value-type="float">
            <text:p>8.962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2090322581" calcext:value-type="float">
            <text:p>10.89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255483871" calcext:value-type="float">
            <text:p>13.05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8430967742" calcext:value-type="float">
            <text:p>12.300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5303225807" calcext:value-type="float">
            <text:p>11.076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82322580645" calcext:value-type="float">
            <text:p>9.769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14317241379" calcext:value-type="float">
            <text:p>9.0151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66864516129" calcext:value-type="float">
            <text:p>9.110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32375" calcext:value-type="float">
            <text:p>9.829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176" calcext:value-type="float">
            <text:p>10.0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0555" calcext:value-type="float">
            <text:p>8.445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5368" calcext:value-type="float">
            <text:p>7.69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55854545454" calcext:value-type="float">
            <text:p>9.075558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76103225807" calcext:value-type="float">
            <text:p>9.9727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7166451613" calcext:value-type="float">
            <text:p>11.0187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9349677419" calcext:value-type="float">
            <text:p>13.121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01592258065" calcext:value-type="float">
            <text:p>13.2201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712516129" calcext:value-type="float">
            <text:p>11.833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1015172414" calcext:value-type="float">
            <text:p>10.3241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78851612903" calcext:value-type="float">
            <text:p>10.117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75275" calcext:value-type="float">
            <text:p>10.213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60872" calcext:value-type="float">
            <text:p>9.48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3964" calcext:value-type="float">
            <text:p>8.0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888" calcext:value-type="float">
            <text:p>7.3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0315" calcext:value-type="float">
            <text:p>8.6340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393522580645" calcext:value-type="float">
            <text:p>9.903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7881739131" calcext:value-type="float">
            <text:p>11.921788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0541538462" calcext:value-type="float">
            <text:p>13.2700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3507096774" calcext:value-type="float">
            <text:p>12.429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64231724138" calcext:value-type="float">
            <text:p>11.6364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08727741936" calcext:value-type="float">
            <text:p>11.800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2685" calcext:value-type="float">
            <text:p>11.6732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6288" calcext:value-type="float">
            <text:p>10.84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884" calcext:value-type="float">
            <text:p>8.2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2632" calcext:value-type="float">
            <text:p>7.5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34047058824" calcext:value-type="float">
            <text:p>8.50634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55948387097" calcext:value-type="float">
            <text:p>10.105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31076129032" calcext:value-type="float">
            <text:p>10.263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64430967742" calcext:value-type="float">
            <text:p>11.3864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66451612903" calcext:value-type="float">
            <text:p>9.92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3968" calcext:value-type="float">
            <text:p>7.46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06620689655" calcext:value-type="float">
            <text:p>8.3730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2694" calcext:value-type="float">
            <text:p>9.362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1912" calcext:value-type="float">
            <text:p>9.04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26725" calcext:value-type="float">
            <text:p>7.8532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4016" calcext:value-type="float">
            <text:p>7.60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22812903226" calcext:value-type="float">
            <text:p>8.216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25245" calcext:value-type="float">
            <text:p>10.292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87744516129" calcext:value-type="float">
            <text:p>11.038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3705806452" calcext:value-type="float">
            <text:p>11.531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2937142857" calcext:value-type="float">
            <text:p>10.5142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82193548387" calcext:value-type="float">
            <text:p>9.095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890648275862" calcext:value-type="float">
            <text:p>8.4089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58296774194" calcext:value-type="float">
            <text:p>9.162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68425" calcext:value-type="float">
            <text:p>9.026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1824" calcext:value-type="float">
            <text:p>9.0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89975" calcext:value-type="float">
            <text:p>7.9608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8976" calcext:value-type="float">
            <text:p>8.90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1672" calcext:value-type="float">
            <text:p>9.8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44541935484" calcext:value-type="float">
            <text:p>9.475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8967741936" calcext:value-type="float">
            <text:p>10.087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39060645161" calcext:value-type="float">
            <text:p>10.063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120077419355" calcext:value-type="float">
            <text:p>9.091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162270967742" calcext:value-type="float">
            <text:p>9.271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20579310345" calcext:value-type="float">
            <text:p>9.4242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9001290323" calcext:value-type="float">
            <text:p>10.1639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7831" calcext:value-type="float">
            <text:p>10.077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30776" calcext:value-type="float">
            <text:p>9.33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6405" calcext:value-type="float">
            <text:p>7.410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48152" calcext:value-type="float">
            <text:p>6.6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586" calcext:value-type="float">
            <text:p>7.73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71535483871" calcext:value-type="float">
            <text:p>8.820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7793548387" calcext:value-type="float">
            <text:p>11.237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6864516129" calcext:value-type="float">
            <text:p>12.239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1455483871" calcext:value-type="float">
            <text:p>11.562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6412903226" calcext:value-type="float">
            <text:p>11.128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3914482759" calcext:value-type="float">
            <text:p>10.79139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3473548387" calcext:value-type="float">
            <text:p>10.0673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42775" calcext:value-type="float">
            <text:p>10.2804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528851612903" calcext:value-type="float">
            <text:p>9.9652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13832258064" calcext:value-type="float">
            <text:p>8.3211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7704" calcext:value-type="float">
            <text:p>8.24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401125" calcext:value-type="float">
            <text:p>9.234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6065" calcext:value-type="float">
            <text:p>9.805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62105806452" calcext:value-type="float">
            <text:p>12.1562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98340645161" calcext:value-type="float">
            <text:p>14.059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0591428571" calcext:value-type="float">
            <text:p>13.1550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1886" calcext:value-type="float">
            <text:p>12.04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604" calcext:value-type="float">
            <text:p>11.18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8376774193" calcext:value-type="float">
            <text:p>10.5368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046425" calcext:value-type="float">
            <text:p>9.8104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8648" calcext:value-type="float">
            <text:p>9.4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524" calcext:value-type="float">
            <text:p>8.3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33032258065" calcext:value-type="float">
            <text:p>7.952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04325" calcext:value-type="float">
            <text:p>9.490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1491612903" calcext:value-type="float">
            <text:p>11.468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0433846154" calcext:value-type="float">
            <text:p>13.38904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9570909091" calcext:value-type="float">
            <text:p>11.5369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9979354839" calcext:value-type="float">
            <text:p>10.122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071483871" calcext:value-type="float">
            <text:p>10.441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641296551724" calcext:value-type="float">
            <text:p>9.4264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3571612903" calcext:value-type="float">
            <text:p>10.0843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49175" calcext:value-type="float">
            <text:p>10.792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0992" calcext:value-type="float">
            <text:p>10.7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974875" calcext:value-type="float">
            <text:p>9.4197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27277419355" calcext:value-type="float">
            <text:p>7.381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0595" calcext:value-type="float">
            <text:p>8.0960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85961290323" calcext:value-type="float">
            <text:p>9.040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5901935484" calcext:value-type="float">
            <text:p>10.498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27725" calcext:value-type="float">
            <text:p>9.076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266116129032" calcext:value-type="float">
            <text:p>7.182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67561290323" calcext:value-type="float">
            <text:p>6.8066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44386206897" calcext:value-type="float">
            <text:p>6.70444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307" calcext:value-type="float">
            <text:p>7.409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87575" calcext:value-type="float">
            <text:p>8.1498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30976" calcext:value-type="float">
            <text:p>9.49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47875" calcext:value-type="float">
            <text:p>8.402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49341935484" calcext:value-type="float">
            <text:p>7.5734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83922580645" calcext:value-type="float">
            <text:p>9.135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2712258065" calcext:value-type="float">
            <text:p>10.306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32438709677" calcext:value-type="float">
            <text:p>11.94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21336" calcext:value-type="float">
            <text:p>11.4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9615483871" calcext:value-type="float">
            <text:p>11.232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8380689655" calcext:value-type="float">
            <text:p>10.0818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9832258065" calcext:value-type="float">
            <text:p>9.6774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8055" calcext:value-type="float">
            <text:p>9.4928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532" calcext:value-type="float">
            <text:p>9.33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00654545454" calcext:value-type="float">
            <text:p>8.215006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63475" calcext:value-type="float">
            <text:p>8.126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20541935484" calcext:value-type="float">
            <text:p>9.841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1943225806" calcext:value-type="float">
            <text:p>12.198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6395" calcext:value-type="float">
            <text:p>12.355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4944" calcext:value-type="float">
            <text:p>9.84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494219354839" calcext:value-type="float">
            <text:p>9.504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88689655172" calcext:value-type="float">
            <text:p>9.4608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22606451613" calcext:value-type="float">
            <text:p>9.9572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188" calcext:value-type="float">
            <text:p>10.2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6904" calcext:value-type="float">
            <text:p>9.6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92875" calcext:value-type="float">
            <text:p>9.539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07767741935" calcext:value-type="float">
            <text:p>9.790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36875" calcext:value-type="float">
            <text:p>10.45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2712258064" calcext:value-type="float">
            <text:p>12.5922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30975483871" calcext:value-type="float">
            <text:p>13.08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37175" calcext:value-type="float">
            <text:p>13.2613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9677419355" calcext:value-type="float">
            <text:p>11.343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48425" calcext:value-type="float">
            <text:p>9.970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09571428571" calcext:value-type="float">
            <text:p>8.5490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20619354839" calcext:value-type="float">
            <text:p>9.331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15545" calcext:value-type="float">
            <text:p>10.1515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0248" calcext:value-type="float">
            <text:p>9.82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235" calcext:value-type="float">
            <text:p>8.73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17184516129" calcext:value-type="float">
            <text:p>7.161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16350967742" calcext:value-type="float">
            <text:p>8.7316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25175" calcext:value-type="float">
            <text:p>10.015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0983225807" calcext:value-type="float">
            <text:p>13.3350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7527272727" calcext:value-type="float">
            <text:p>14.5777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15232" calcext:value-type="float">
            <text:p>12.74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91625806452" calcext:value-type="float">
            <text:p>10.629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278427586207" calcext:value-type="float">
            <text:p>9.1127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090606451613" calcext:value-type="float">
            <text:p>8.920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52206451613" calcext:value-type="float">
            <text:p>8.515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090254545455" calcext:value-type="float">
            <text:p>9.16090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840275" calcext:value-type="float">
            <text:p>9.318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294225" calcext:value-type="float">
            <text:p>9.0629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0935" calcext:value-type="float">
            <text:p>7.606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721341935484" calcext:value-type="float">
            <text:p>6.8572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90322580645" calcext:value-type="float">
            <text:p>8.123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553" calcext:value-type="float">
            <text:p>9.377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673109677419" calcext:value-type="float">
            <text:p>8.356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34025" calcext:value-type="float">
            <text:p>8.0563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80275862069" calcext:value-type="float">
            <text:p>8.89280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0415" calcext:value-type="float">
            <text:p>9.095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8392" calcext:value-type="float">
            <text:p>9.02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56825" calcext:value-type="float">
            <text:p>6.832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7824516129" calcext:value-type="float">
            <text:p>6.149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1675" calcext:value-type="float">
            <text:p>7.05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95122580645" calcext:value-type="float">
            <text:p>9.269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015483871" calcext:value-type="float">
            <text:p>10.755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4785454546" calcext:value-type="float">
            <text:p>10.08647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72851612903" calcext:value-type="float">
            <text:p>9.294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24228571429" calcext:value-type="float">
            <text:p>8.2522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47377777778" calcext:value-type="float">
            <text:p>7.44547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74296774194" calcext:value-type="float">
            <text:p>7.775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03875" calcext:value-type="float">
            <text:p>7.9300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508" calcext:value-type="float">
            <text:p>7.62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395" calcext:value-type="float">
            <text:p>6.58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90890322581" calcext:value-type="float">
            <text:p>5.5269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10325" calcext:value-type="float">
            <text:p>5.7791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69316129032" calcext:value-type="float">
            <text:p>6.6766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30838709678" calcext:value-type="float">
            <text:p>8.6863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636363636364" calcext:value-type="float">
            <text:p>9.2363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9936" calcext:value-type="float">
            <text:p>8.4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41125" calcext:value-type="float">
            <text:p>7.481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39057142857" calcext:value-type="float">
            <text:p>7.3703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550112" calcext:value-type="float">
            <text:p>6.615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37894736842" calcext:value-type="float">
            <text:p>8.14537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38374193548" calcext:value-type="float">
            <text:p>7.433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6855" calcext:value-type="float">
            <text:p>6.627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479" calcext:value-type="float">
            <text:p>7.642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097975" calcext:value-type="float">
            <text:p>8.600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6821538462" calcext:value-type="float">
            <text:p>11.43668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54274285714" calcext:value-type="float">
            <text:p>10.9854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0745" calcext:value-type="float">
            <text:p>8.978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29085714286" calcext:value-type="float">
            <text:p>8.6952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00175" calcext:value-type="float">
            <text:p>8.7770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0185" calcext:value-type="float">
            <text:p>9.292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157806451613" calcext:value-type="float">
            <text:p>8.2015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012925" calcext:value-type="float">
            <text:p>7.1301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73419354839" calcext:value-type="float">
            <text:p>6.697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14375" calcext:value-type="float">
            <text:p>6.865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53703225807" calcext:value-type="float">
            <text:p>8.180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2410322581" calcext:value-type="float">
            <text:p>11.5272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6355" calcext:value-type="float">
            <text:p>11.942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2656" calcext:value-type="float">
            <text:p>9.94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3345" calcext:value-type="float">
            <text:p>10.296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8044137931" calcext:value-type="float">
            <text:p>10.3118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78090322581" calcext:value-type="float">
            <text:p>9.455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869725" calcext:value-type="float">
            <text:p>9.388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8576" calcext:value-type="float">
            <text:p>9.47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51275" calcext:value-type="float">
            <text:p>7.912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72555" calcext:value-type="float">
            <text:p>6.997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14993548387" calcext:value-type="float">
            <text:p>7.5291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61825" calcext:value-type="float">
            <text:p>9.137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9944" calcext:value-type="float">
            <text:p>11.81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71745454546" calcext:value-type="float">
            <text:p>12.6071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4738064516" calcext:value-type="float">
            <text:p>10.9684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7798709677" calcext:value-type="float">
            <text:p>10.135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241574193549" calcext:value-type="float">
            <text:p>8.83241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58836363636" calcext:value-type="float">
            <text:p>8.1595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214" calcext:value-type="float">
            <text:p>8.18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0248" calcext:value-type="float">
            <text:p>7.41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585" calcext:value-type="float">
            <text:p>5.823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60851612903" calcext:value-type="float">
            <text:p>6.0486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88145454546" calcext:value-type="float">
            <text:p>6.76388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7205" calcext:value-type="float">
            <text:p>7.669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90232727273" calcext:value-type="float">
            <text:p>12.4590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244" calcext:value-type="float">
            <text:p>11.4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90645" calcext:value-type="float">
            <text:p>9.279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164" calcext:value-type="float">
            <text:p>8.04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94685714286" calcext:value-type="float">
            <text:p>7.4669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9925" calcext:value-type="float">
            <text:p>7.9187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0256" calcext:value-type="float">
            <text:p>7.7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12658823529" calcext:value-type="float">
            <text:p>6.526126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09557894737" calcext:value-type="float">
            <text:p>7.38209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6675" calcext:value-type="float">
            <text:p>8.007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53984" calcext:value-type="float">
            <text:p>10.369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18049032258" calcext:value-type="float">
            <text:p>11.171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36564705882" calcext:value-type="float">
            <text:p>6.399365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13425" calcext:value-type="float">
            <text:p>4.884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20571428571" calcext:value-type="float">
            <text:p>4.4762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6995" calcext:value-type="float">
            <text:p>4.834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435" calcext:value-type="float">
            <text:p>5.38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3448" calcext:value-type="float">
            <text:p>6.4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4295" calcext:value-type="float">
            <text:p>7.246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2655483871" calcext:value-type="float">
            <text:p>6.807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070225" calcext:value-type="float">
            <text:p>6.3807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72774193549" calcext:value-type="float">
            <text:p>7.1377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50485714286" calcext:value-type="float">
            <text:p>8.12150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55925" calcext:value-type="float">
            <text:p>8.284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65028571429" calcext:value-type="float">
            <text:p>8.0876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65163636364" calcext:value-type="float">
            <text:p>7.98465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41628571429" calcext:value-type="float">
            <text:p>7.7394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4935" calcext:value-type="float">
            <text:p>7.3774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01677419355" calcext:value-type="float">
            <text:p>6.4760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759" calcext:value-type="float">
            <text:p>6.834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50374193548" calcext:value-type="float">
            <text:p>6.488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58090322581" calcext:value-type="float">
            <text:p>6.7125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984980645161" calcext:value-type="float">
            <text:p>7.4998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08925" calcext:value-type="float">
            <text:p>7.5720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52541935484" calcext:value-type="float">
            <text:p>7.0675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05264516129" calcext:value-type="float">
            <text:p>6.849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57848275862" calcext:value-type="float">
            <text:p>6.5465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87" calcext:value-type="float">
            <text:p>5.81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43432258065" calcext:value-type="float">
            <text:p>6.1174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267019354839" calcext:value-type="float">
            <text:p>5.0426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97625" calcext:value-type="float">
            <text:p>4.381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07251612903" calcext:value-type="float">
            <text:p>4.427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167525" calcext:value-type="float">
            <text:p>5.0216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83008" calcext:value-type="float">
            <text:p>7.5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24945454545" calcext:value-type="float">
            <text:p>8.31124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008" calcext:value-type="float">
            <text:p>7.0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25032258065" calcext:value-type="float">
            <text:p>6.1692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49057142857" calcext:value-type="float">
            <text:p>5.5034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35775" calcext:value-type="float">
            <text:p>5.1483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06327272727" calcext:value-type="float">
            <text:p>5.7940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4904" calcext:value-type="float">
            <text:p>5.24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0855" calcext:value-type="float">
            <text:p>4.494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13393548387" calcext:value-type="float">
            <text:p>4.734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73470967742" calcext:value-type="float">
            <text:p>6.738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63019354839" calcext:value-type="float">
            <text:p>8.9136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687942857143" calcext:value-type="float">
            <text:p>8.8868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3116" calcext:value-type="float">
            <text:p>6.379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367255172414" calcext:value-type="float">
            <text:p>6.10367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74464516129" calcext:value-type="float">
            <text:p>5.747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2492" calcext:value-type="float">
            <text:p>6.2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044" calcext:value-type="float">
            <text:p>5.55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573" calcext:value-type="float">
            <text:p>5.346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61729032258" calcext:value-type="float">
            <text:p>5.221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05495" calcext:value-type="float">
            <text:p>5.9205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43793548387" calcext:value-type="float">
            <text:p>6.4044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2712" calcext:value-type="float">
            <text:p>7.6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2192" calcext:value-type="float">
            <text:p>7.36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28525" calcext:value-type="float">
            <text:p>5.3302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99587096774" calcext:value-type="float">
            <text:p>5.386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83285714286" calcext:value-type="float">
            <text:p>5.4118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89703225806" calcext:value-type="float">
            <text:p>6.1078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55525" calcext:value-type="float">
            <text:p>6.347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19775" calcext:value-type="float">
            <text:p>4.6301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26658064516" calcext:value-type="float">
            <text:p>4.603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23975" calcext:value-type="float">
            <text:p>5.347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90955" calcext:value-type="float">
            <text:p>6.479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06628571429" calcext:value-type="float">
            <text:p>8.3680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309" calcext:value-type="float">
            <text:p>8.187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71225806452" calcext:value-type="float">
            <text:p>6.669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48875" calcext:value-type="float">
            <text:p>6.9584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620551724138" calcext:value-type="float">
            <text:p>7.3462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64452173913" calcext:value-type="float">
            <text:p>7.90664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378" calcext:value-type="float">
            <text:p>7.596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29456" calcext:value-type="float">
            <text:p>6.75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79175" calcext:value-type="float">
            <text:p>5.5727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46529032258" calcext:value-type="float">
            <text:p>4.767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68975" calcext:value-type="float">
            <text:p>4.756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41548387097" calcext:value-type="float">
            <text:p>5.192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5016" calcext:value-type="float">
            <text:p>5.86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00225" calcext:value-type="float">
            <text:p>6.8760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5392" calcext:value-type="float">
            <text:p>6.3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45367741936" calcext:value-type="float">
            <text:p>6.3214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24942857143" calcext:value-type="float">
            <text:p>6.5132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3695483871" calcext:value-type="float">
            <text:p>6.496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80523076923" calcext:value-type="float">
            <text:p>7.02880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61574193548" calcext:value-type="float">
            <text:p>5.8606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11690322581" calcext:value-type="float">
            <text:p>6.429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64625" calcext:value-type="float">
            <text:p>5.5516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31070967742" calcext:value-type="float">
            <text:p>6.013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75458064516" calcext:value-type="float">
            <text:p>8.1267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7895" calcext:value-type="float">
            <text:p>9.82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55277419355" calcext:value-type="float">
            <text:p>8.8595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30838709677" calcext:value-type="float">
            <text:p>7.924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28725" calcext:value-type="float">
            <text:p>6.489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89825" calcext:value-type="float">
            <text:p>6.424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2504" calcext:value-type="float">
            <text:p>6.62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58025" calcext:value-type="float">
            <text:p>5.0235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6335483871" calcext:value-type="float">
            <text:p>4.798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38064516129" calcext:value-type="float">
            <text:p>5.663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76725" calcext:value-type="float">
            <text:p>6.519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74136" calcext:value-type="float">
            <text:p>9.22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7403636364" calcext:value-type="float">
            <text:p>10.7727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40584" calcext:value-type="float">
            <text:p>9.1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16975" calcext:value-type="float">
            <text:p>7.835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28514285714" calcext:value-type="float">
            <text:p>7.7242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49316129032" calcext:value-type="float">
            <text:p>6.981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5845" calcext:value-type="float">
            <text:p>6.200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3848" calcext:value-type="float">
            <text:p>6.60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2945" calcext:value-type="float">
            <text:p>5.7852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45677419355" calcext:value-type="float">
            <text:p>4.281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77316129032" calcext:value-type="float">
            <text:p>5.030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27275" calcext:value-type="float">
            <text:p>7.135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33304" calcext:value-type="float">
            <text:p>8.6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9955" calcext:value-type="float">
            <text:p>7.583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9128" calcext:value-type="float">
            <text:p>6.51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76125" calcext:value-type="float">
            <text:p>4.9477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2424" calcext:value-type="float">
            <text:p>5.03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85083870968" calcext:value-type="float">
            <text:p>5.295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642" calcext:value-type="float">
            <text:p>5.13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4048" calcext:value-type="float">
            <text:p>5.3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10825" calcext:value-type="float">
            <text:p>5.0571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85419354839" calcext:value-type="float">
            <text:p>4.609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090167741935" calcext:value-type="float">
            <text:p>4.1909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590916129032" calcext:value-type="float">
            <text:p>4.975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571" calcext:value-type="float">
            <text:p>6.854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9136" calcext:value-type="float">
            <text:p>5.35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21470967742" calcext:value-type="float">
            <text:p>4.864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65371428571" calcext:value-type="float">
            <text:p>4.631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392670967742" calcext:value-type="float">
            <text:p>4.083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65574193548" calcext:value-type="float">
            <text:p>5.037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2304" calcext:value-type="float">
            <text:p>5.1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2535" calcext:value-type="float">
            <text:p>5.042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5272" calcext:value-type="float">
            <text:p>4.11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774" calcext:value-type="float">
            <text:p>4.28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069187096774" calcext:value-type="float">
            <text:p>5.240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7424516129" calcext:value-type="float">
            <text:p>7.353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72575" calcext:value-type="float">
            <text:p>8.4737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789548387097" calcext:value-type="float">
            <text:p>7.127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15819354839" calcext:value-type="float">
            <text:p>5.5181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79696551724" calcext:value-type="float">
            <text:p>5.64079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10503225806" calcext:value-type="float">
            <text:p>5.8671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4125" calcext:value-type="float">
            <text:p>5.586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0608" calcext:value-type="float">
            <text:p>4.77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46625" calcext:value-type="float">
            <text:p>4.492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0232" calcext:value-type="float">
            <text:p>4.1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66825" calcext:value-type="float">
            <text:p>4.9656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53935483871" calcext:value-type="float">
            <text:p>6.650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8175483871" calcext:value-type="float">
            <text:p>8.175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35974193549" calcext:value-type="float">
            <text:p>8.38435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05393548387" calcext:value-type="float">
            <text:p>6.761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901729032258" calcext:value-type="float">
            <text:p>7.2790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554262068966" calcext:value-type="float">
            <text:p>6.53554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29729032258" calcext:value-type="float">
            <text:p>6.471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837" calcext:value-type="float">
            <text:p>6.00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8552" calcext:value-type="float">
            <text:p>6.2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89142857143" calcext:value-type="float">
            <text:p>5.9348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7464" calcext:value-type="float">
            <text:p>4.24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95070967742" calcext:value-type="float">
            <text:p>4.656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27174193548" calcext:value-type="float">
            <text:p>5.775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1083870968" calcext:value-type="float">
            <text:p>4.0614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58709677419" calcext:value-type="float">
            <text:p>3.394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404" calcext:value-type="float">
            <text:p>3.8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8144" calcext:value-type="float">
            <text:p>3.3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75483870968" calcext:value-type="float">
            <text:p>4.527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17574193548" calcext:value-type="float">
            <text:p>5.769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6472" calcext:value-type="float">
            <text:p>3.55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71184516129" calcext:value-type="float">
            <text:p>4.647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2424" calcext:value-type="float">
            <text:p>4.02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6352" calcext:value-type="float">
            <text:p>3.5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3215483871" calcext:value-type="float">
            <text:p>3.826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1855483871" calcext:value-type="float">
            <text:p>5.786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3552" calcext:value-type="float">
            <text:p>5.02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18322580645" calcext:value-type="float">
            <text:p>5.030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7096" calcext:value-type="float">
            <text:p>4.86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8944" calcext:value-type="float">
            <text:p>6.6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82" calcext:value-type="float">
            <text:p>4.6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95716129032" calcext:value-type="float">
            <text:p>4.216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2424" calcext:value-type="float">
            <text:p>4.65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49032258065" calcext:value-type="float">
            <text:p>4.6604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88851612903" calcext:value-type="float">
            <text:p>4.097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71862068965" calcext:value-type="float">
            <text:p>3.75271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22270967742" calcext:value-type="float">
            <text:p>4.1662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12516129032" calcext:value-type="float">
            <text:p>8.2281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794" calcext:value-type="float">
            <text:p>10.1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564" calcext:value-type="float">
            <text:p>7.9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22828571429" calcext:value-type="float">
            <text:p>3.5682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08567741936" calcext:value-type="float">
            <text:p>8.711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34141935484" calcext:value-type="float">
            <text:p>3.3093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49651612903" calcext:value-type="float">
            <text:p>4.3904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6924" calcext:value-type="float">
            <text:p>12.7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2416" calcext:value-type="float">
            <text:p>7.47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31371428571" calcext:value-type="float">
            <text:p>3.4353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30916129032" calcext:value-type="float">
            <text:p>3.604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81006451613" calcext:value-type="float">
            <text:p>3.580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54503225806" calcext:value-type="float">
            <text:p>3.291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241006451613" calcext:value-type="float">
            <text:p>4.9524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7192" calcext:value-type="float">
            <text:p>7.8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19176" calcext:value-type="float">
            <text:p>12.7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84903225807" calcext:value-type="float">
            <text:p>6.4858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02085714286" calcext:value-type="float">
            <text:p>3.10602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99483870968" calcext:value-type="float">
            <text:p>3.018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66864516129" calcext:value-type="float">
            <text:p>3.395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756" calcext:value-type="float">
            <text:p>3.6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60619354839" calcext:value-type="float">
            <text:p>3.006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3112" calcext:value-type="float">
            <text:p>2.76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89548387097" calcext:value-type="float">
            <text:p>2.936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19509677419" calcext:value-type="float">
            <text:p>3.687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324" calcext:value-type="float">
            <text:p>5.38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0317419355" calcext:value-type="float">
            <text:p>12.2370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8552" calcext:value-type="float">
            <text:p>13.9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6332903226" calcext:value-type="float">
            <text:p>10.683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96937931035" calcext:value-type="float">
            <text:p>6.70496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40283870968" calcext:value-type="float">
            <text:p>4.759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85961290323" calcext:value-type="float">
            <text:p>4.087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7288" calcext:value-type="float">
            <text:p>3.13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19082240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29935483871" calcext:value-type="float">
            <text:p>2.825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96" meta:object-count="0"/>
    <meta:user-defined meta:name="AppVersion">3.0</meta:user-defined>
  </office:meta>
</office:document-meta>
</file>